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parent-style-name="Book_20Title" style:family="text">
      <style:text-properties fo:text-transform="uppercase"/>
    </style:style>
    <style:style style:name="T3" style:family="text">
      <style:text-properties fo:font-weight="bold"/>
    </style:style>
    <style:style style:name="T4" style:family="text">
      <style:text-properties fo:color="#ff0000" fo:font-weight="bold"/>
    </style:style>
    <style:style style:name="T5" style:family="text">
      <style:text-properties fo:color="#000000" fo:font-weight="bold"/>
    </style:style>
    <style:style style:name="T6" style:parent-style-name="Book_20Title" style:family="text">
      <style:text-properties fo:font-variant="normal" fo:text-transform="none"/>
    </style:style>
    <style:style style:name="T7" style:family="text">
      <style:text-properties fo:color="#000000"/>
    </style:style>
    <style:style style:name="T8" style:family="text">
      <style:text-properties fo:color="#000000" fo:font-style="normal" fo:font-weight="normal"/>
    </style:style>
    <style:style style:name="T9" style:family="text">
      <style:text-properties fo:color="#000000" fo:font-style="italic" fo:font-weight="bold"/>
    </style:style>
    <style:style style:name="T10" style:family="text">
      <style:text-properties fo:color="#000000" fo:font-style="italic" fo:font-weight="normal"/>
    </style:style>
    <style:style style:name="T11" style:family="text">
      <style:text-properties fo:font-family="Times New Roman" fo:font-weight="normal" style:font-family-generic="roman" style:font-pitch="variable" style:use-window-font-color="true"/>
    </style:style>
    <style:style style:name="T12" style:family="text">
      <style:text-properties fo:color="#000000" fo:country="US" fo:font-style="normal" fo:language="en"/>
    </style:style>
    <style:style style:name="T13" style:family="text">
      <style:text-properties style:use-window-font-color="true"/>
    </style:style>
    <style:style style:name="T14" style:family="text">
      <style:text-properties fo:country="US" fo:language="en" style:use-window-font-color="true"/>
    </style:style>
    <style:style style:name="T15" style:family="text">
      <style:text-properties fo:font-size="11.000000000000000pt" fo:font-style="italic"/>
    </style:style>
    <style:style style:name="P2" style:parent-style-name="Standard" style:family="paragraph" style:master-page-name="First_20_Page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fo:text-transform="uppercase" style:letter-kerning="true" style:use-window-font-color="true"/>
    </style:style>
    <style:style style:name="P3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fo:text-transform="uppercase" style:letter-kerning="true" style:use-window-font-color="true"/>
    </style:style>
    <style:style style:name="P4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style:letter-kerning="true" style:use-window-font-color="true"/>
    </style:style>
    <style:style style:name="P5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6" style:parent-style-name="Times14__D0_A0_D0_98_D0_9E2" style:family="paragraph">
      <style:paragraph-properties fo:background-color="transparent" fo:hyphenation-ladder-count="no-limit" fo:line-height="150%" fo:text-align="center" fo:text-indent="36.850457540000001pt" style:line-break="strict" style:page-number="auto" style:punctuation-wrap="hanging" style:tab-stop-distance="35.404785744200005pt" style:text-autospace="ideograph-alpha" style:writing-mode="lr"/>
      <style:text-properties fo:font-family="Times New Roman" fo:hyphenate="false" fo:hyphenation-push-char-count="2" fo:hyphenation-remain-char-count="2" style:font-family-generic="roman" style:font-pitch="variable" style:letter-kerning="true" style:use-window-font-color="true"/>
    </style:style>
    <style:style style:name="P7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8" style:parent-style-name="Standard" style:family="paragraph">
      <style:paragraph-properties fo:hyphenation-ladder-count="no-limit" fo:text-indent="0.000000000000000pt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9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lor="#ff0000" fo:country="RU" fo:hyphenate="false" fo:hyphenation-push-char-count="2" fo:hyphenation-remain-char-count="2" fo:language="ru" style:letter-kerning="true"/>
    </style:style>
    <style:style style:name="P10" style:parent-style-name="Heading_202" style:family="paragraph">
      <style:paragraph-properties fo:break-before="page" fo:hyphenation-ladder-count="no-limit" fo:keep-with-next="always" fo:line-height="150%" fo:margin-left="0.000000000000000pt" fo:margin-right="0.000000000000000pt" fo:orphans="2" fo:text-align="left" fo:widows="2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11" style:parent-style-name="Text_20body" style:family="paragraph">
      <style:paragraph-properties fo:hyphenation-ladder-count="no-limit" fo:margin-left="0.000000000000000pt" fo:margin-right="0.000000000000000pt" fo:orphans="2" fo:text-indent="35.461478755799995pt" fo:widows="2" style:auto-text-indent="false" style:line-break="strict" style:punctuation-wrap="hanging" style:tab-stop-distance="35.404785744200005pt" style:text-autospace="ideograph-alpha" style:writing-mode="lr"/>
      <style:text-properties fo:color="#ff0000" fo:country="RU" fo:font-family="Times New Roman" fo:font-size="14.000000000000000pt" fo:hyphenate="false" fo:hyphenation-push-char-count="2" fo:hyphenation-remain-char-count="2" fo:language="ru" style:font-family-generic="roman" style:font-pitch="variable" style:letter-kerning="true"/>
    </style:style>
    <style:style style:name="P12" style:parent-style-name="Heading_202" style:family="paragraph">
      <style:paragraph-properties fo:hyphenation-ladder-count="no-limit" fo:keep-with-next="always" fo:line-height="150%" fo:margin-left="0.000000000000000pt" fo:margin-right="0.000000000000000pt" fo:orphans="2" fo:widows="2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13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lor="#ff0000" fo:country="RU" fo:hyphenate="false" fo:hyphenation-push-char-count="2" fo:hyphenation-remain-char-count="2" fo:language="ru" style:letter-kerning="true"/>
    </style:style>
    <style:style style:name="P14" style:family="paragraph">
      <style:paragraph-properties fo:line-height="150%" fo:margin-left="0.000000000000000pt" fo:margin-right="0.000000000000000pt" fo:text-align="justify" fo:text-indent="35.461478755799995pt" style:auto-text-indent="false" style:justify-single-word="false" style:page-number="auto"/>
      <style:text-properties fo:font-family="Times New Roman" fo:font-size="14.000000000000000pt" style:font-family-generic="roman" style:font-pitch="variable"/>
    </style:style>
    <style:style style:name="P15" style:parent-style-name="Text_20body" style:family="paragraph">
      <style:paragraph-properties fo:hyphenation-ladder-count="no-limit" fo:margin-left="0.000000000000000pt" fo:margin-right="0.000000000000000pt" fo:orphans="2" fo:text-indent="35.461478755799995pt" fo:widows="2" style:auto-text-indent="false" style:line-break="strict" style:punctuation-wrap="hanging" style:tab-stop-distance="35.404785744200005pt" style:text-autospace="ideograph-alpha" style:writing-mode="lr"/>
      <style:text-properties fo:color="#ff0000" fo:country="RU" fo:font-family="Times New Roman" fo:font-size="14.000000000000000pt" fo:hyphenate="false" fo:hyphenation-push-char-count="2" fo:hyphenation-remain-char-count="2" fo:language="ru" style:letter-kerning="true"/>
    </style:style>
    <style:style style:name="P16" style:parent-style-name="Table" style:family="paragraph">
      <style:paragraph-properties fo:hyphenation-ladder-count="no-limit" fo:keep-with-next="always" fo:margin-left="0.000000000000000pt" fo:margin-right="0.000000000000000pt" fo:orphans="2" fo:widows="2" style:line-break="strict" style:punctuation-wrap="hanging" style:tab-stop-distance="35.404785744200005pt" style:text-autospace="ideograph-alpha" style:writing-mode="lr" text:line-number="0" text:number-lines="false"/>
      <style:text-properties fo:country="RU" fo:font-family="Times New Roman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17" style:parent-style-name="Table_20Contents" style:family="paragraph">
      <style:paragraph-properties fo:background-color="transparent" fo:hyphenation-ladder-count="no-limit" fo:line-height="150%" fo:margin-left="0.000000000000000pt" fo:margin-right="0.000000000000000pt" fo:orphans="2" fo:text-align="justify" fo:text-indent="0.000000000000000pt" fo:widows="2" style:auto-text-indent="false" style:justify-single-word="false" style:line-break="strict" style:page-number="auto" style:punctuation-wrap="hanging" style:tab-stop-distance="35.404785744200005pt" style:text-autospace="ideograph-alpha" style:writing-mode="lr"/>
      <style:text-properties fo:country="RU" fo:font-family="Times New Roman" fo:font-size="12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18" style:parent-style-name="Table_20Contents" style:family="paragraph" style:list-style-name="L14">
      <style:paragraph-properties fo:background-color="transparent" fo:hyphenation-ladder-count="no-limit" fo:line-height="150%" fo:margin-left="0.000000000000000pt" fo:margin-right="0.000000000000000pt" fo:orphans="2" fo:text-align="justify" fo:text-indent="35.461478755799995pt" fo:widows="2" style:auto-text-indent="false" style:justify-single-word="false" style:line-break="strict" style:page-number="auto" style:punctuation-wrap="hanging" style:tab-stop-distance="35.404785744200005pt" style:text-autospace="ideograph-alpha" style:writing-mode="lr"/>
      <style:text-properties fo:country="RU" fo:font-family="Times New Roman" fo:font-size="12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19" style:parent-style-name="Heading_201" style:family="paragraph">
      <style:paragraph-properties fo:break-before="page" fo:hyphenation-ladder-count="no-limit" fo:keep-with-next="always" fo:line-height="150%" fo:margin-left="0.000000000000000pt" fo:margin-right="0.000000000000000pt" fo:orphans="2" fo:widows="2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20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lor="#ce181e" fo:country="RU" fo:hyphenate="false" fo:hyphenation-push-char-count="2" fo:hyphenation-remain-char-count="2" fo:language="ru" style:letter-kerning="true"/>
    </style:style>
    <style:style style:name="Table1" style:family="table">
      <style:table-properties fo:margin-bottom="0.000000000000000pt" fo:margin-left="-5.414182607800000pt" fo:margin-top="0.000000000000000pt" style:width="492.690617309800018pt" style:writing-mode="lr" table:align="left" table:border-model="collapsing"/>
    </style:style>
    <style:style style:name="Table2" style:family="table">
      <style:table-properties style:width="467.745692205800026pt" table:align="margins" table:border-model="collapsing"/>
    </style:style>
    <style:style style:name="Table1.A" style:family="table-column">
      <style:table-column-properties style:column-width="217.361006474400000pt"/>
    </style:style>
    <style:style style:name="Table1.B" style:family="table-column">
      <style:table-column-properties style:column-width="130.450619691599996pt"/>
    </style:style>
    <style:style style:name="Table1.C" style:family="table-column">
      <style:table-column-properties style:column-width="144.907337649600009pt"/>
    </style:style>
    <style:style style:name="Table2.A" style:family="table-column">
      <style:table-column-properties style:column-width="42.236293642000000pt" style:rel-column-width="5920*"/>
    </style:style>
    <style:style style:name="Table2.B" style:family="table-column">
      <style:table-column-properties style:column-width="141.845915023199979pt" style:rel-column-width="19871*"/>
    </style:style>
    <style:style style:name="Table1.1" style:family="table-row">
      <style:table-row-properties fo:keep-together="auto" style:min-row-height="30.699265781399998pt"/>
    </style:style>
    <style:style style:name="Table2.2" style:family="table-row">
      <style:table-row-properties style:min-row-height="41.549222125200004pt"/>
    </style:style>
    <style:style style:name="Table1.A1" style:family="table-cell">
      <style:table-cell-properties calligra:specialborder-bottom="none" calligra:specialborder-left="none" calligra:specialborder-right="none" calligra:specialborder-top="none" fo:border="0pt none #000000" fo:padding-bottom="0.000000000000000pt" fo:padding-left="5.414182607800000pt" fo:padding-right="5.414182607800000pt" fo:padding-top="0.000000000000000pt" style:diagonal-bl-tr="0pt none #000000" style:diagonal-tl-br="0pt none #000000" style:vertical-align="bottom" style:writing-mode="lr"/>
    </style:style>
    <style:style style:name="Table1.B1" style:family="table-cell">
      <style:table-cell-properties calligra:specialborder-bottom="solid" calligra:specialborder-left="none" calligra:specialborder-right="none" calligra:specialborder-top="none" fo:border-bottom="0.5pt solid #000000" fo:border-left="0pt none #000000" fo:border-right="0pt none #000000" fo:border-top="0pt none #000000" fo:padding-bottom="0.000000000000000pt" fo:padding-left="5.414182607800000pt" fo:padding-right="5.414182607800000pt" fo:padding-top="0.000000000000000pt" style:diagonal-bl-tr="0pt none #000000" style:diagonal-tl-br="0pt none #000000" style:vertical-align="bottom" style:writing-mode="lr"/>
    </style:style>
    <style:style style:name="Table1.B2" style:family="table-cell">
      <style:table-cell-properties calligra:specialborder-bottom="solid" calligra:specialborder-left="none" calligra:specialborder-right="none" calligra:specialborder-top="solid" fo:border-bottom="0.5pt solid #000000" fo:border-left="0pt none #000000" fo:border-right="0pt none #000000" fo:border-top="0.5pt solid #000000" fo:padding-bottom="0.000000000000000pt" fo:padding-left="5.414182607800000pt" fo:padding-right="5.414182607800000pt" fo:padding-top="0.000000000000000pt" style:diagonal-bl-tr="0pt none #000000" style:diagonal-tl-br="0pt none #000000" style:vertical-align="bottom" style:writing-mode="lr"/>
    </style:style>
    <style:style style:name="Table2.A1" style:family="table-cell">
      <style:table-cell-properties calligra:specialborder-bottom="solid" calligra:specialborder-left="solid" calligra:specialborder-right="none" calligra:specialborder-top="solid" fo:border-bottom="0.05pt solid #000000" fo:border-left="0.05pt solid #000000" fo:border-right="0pt none #000000" fo:border-top="0.05pt solid #000000" fo:padding="2.749611062600000pt" style:diagonal-bl-tr="0pt none #000000" style:diagonal-tl-br="0pt none #000000"/>
    </style:style>
    <style:style style:name="Table2.A2" style:family="table-cell">
      <style:table-cell-properties calligra:specialborder-bottom="solid" calligra:specialborder-left="solid" calligra:specialborder-right="none" calligra:specialborder-top="none" fo:border-bottom="0.05pt solid #000000" fo:border-left="0.05pt solid #000000" fo:border-right="0pt none #000000" fo:border-top="0pt none #000000" fo:padding="2.749611062600000pt" style:diagonal-bl-tr="0pt none #000000" style:diagonal-tl-br="0pt none #000000"/>
    </style:style>
    <text:list-style style:name="L11111" style:display-name="L1111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list-style style:name="L12111" style:display-name="L1211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</office:automatic-styles>
  <office:body>
    <office:text>
      <text:tracked-changes text:track-changes="false"/>
      <text:p text:style-name="P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отчет</text:span></text:p>
      <text:p text:style-name="P5"><text:span text:style-name="T3">по лабораторной работе</text:span><text:span text:style-name="T4"><text:s/></text:span><text:span text:style-name="T5">№2</text:span></text:p>
      <text:p text:style-name="P5"><text:span text:style-name="T3">по дисциплине<text:s/></text:span><text:span text:style-name="T5">«Информатика»</text:span></text:p>
      <text:p text:style-name="P5"><text:span text:style-name="T6">Тема: Моделирование работы Машины Тьюринга</text:span></text:p>
      <text:p text:style-name="P5"/>
      <text:p text:style-name="P5"/>
      <text:p text:style-name="P5"/>
      <text:p text:style-name="P5"/>
      <text:p text:style-name="P5"/>
      <text:p text:style-name="P5"/>
      <table:table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>
            <text:p text:style-name="P7">Студент гр. 9383</text:p>
          </table:table-cell>
          <table:table-cell table:style-name="Table1.B1">
            <text:p text:style-name="P8"/>
          </table:table-cell>
          <table:table-cell table:style-name="Table1.A1">
            <text:p text:style-name="P9"><text:span text:style-name="T7">Ноздрин В.Я.</text:span></text:p>
          </table:table-cell>
        </table:table-row>
        <table:table-row table:style-name="Table1.1">
          <table:table-cell table:style-name="Table1.A1">
            <text:p text:style-name="P7">Преподаватель</text:p>
          </table:table-cell>
          <table:table-cell table:style-name="Table1.B2">
            <text:p text:style-name="P8"/>
          </table:table-cell>
          <table:table-cell table:style-name="Table1.A1">
            <text:p text:style-name="P9"><text:span text:style-name="T7">Размочаева Н.В.</text:span></text:p>
          </table:table-cell>
        </table:table-row>
      </table:table>
      <text:p text:style-name="P5"/>
      <text:p text:style-name="P5"/>
      <text:p text:style-name="P5">Санкт-Петербург</text:p>
      <text:p text:style-name="P5">2019</text:p>
      <text:h text:outline-level="2" text:style-name="P10">Цель работы.</text:h>
      <text:p text:style-name="P11"><text:span text:style-name="T7">Целью данной работы является моделирование работы машины Тьюринга на языке<text:s/></text:span><text:span text:style-name="T5">Python</text:span><text:span text:style-name="T7">.</text:span></text:p>
      <text:p text:style-name="P11"/>
      <text:h text:outline-level="2" text:style-name="P12">Задание.</text:h>
      <text:p text:style-name="P7">На вход программе подается строка неизвестной длины. Каждый элемент является значением в ячейке памяти ленты Машины Тьюринга.</text:p>
      <text:p text:style-name="P7">На ленте находится троичное число, знак (плюс или минус) и троичная цифра.</text:p>
      <text:p text:style-name="P7">Необходимо написать программу, которая выполнит арифметическую операцию. Указатель на текущее состояние Машины Тьюринга изначально находится слева от числа <text:s/>(но не на первом его символе). По обе стороны от числа находятся пробелы. Результат арифметической операции запишите на месте первого числа. Для примера выше лента будет выглядеть так:</text:p>
      <text:p text:style-name="P7">Ваша программа должна вывести полученную ленту после завершения работы.</text:p>
      <text:p text:style-name="P7">Алфавит: '0'; '1'; '2'; '+'; '-'; ' '(пробел),</text:p>
      <text:p text:style-name="P7">Соглашения:</text:p>
      <text:p text:style-name="P7">1. Направление движения автомата должно быть: R (направо), L (налево) или <text:s/>N (неподвижно).</text:p>
      <text:p text:style-name="P7">2. Число обязательно начинается с единицы или двойки.</text:p>
      <text:p text:style-name="P7">3. Числа и знак операции между ними идут непрерывно.</text:p>
      <text:p text:style-name="P7">4. Гарантируется, что в результате операции вычитания не может получиться отрицательного числа.</text:p>
      <text:h text:outline-level="2" text:style-name="P12">Выполнение работы.</text:h>
      <text:p text:style-name="P13"><text:span text:style-name="T8">Переменные:</text:span></text:p>
      <text:p text:style-name="P13"><text:span text:style-name="T9">states</text:span><text:span text:style-name="T8"><text:s/>- Словарь, таблица значений машины Тьюринга</text:span></text:p>
      <text:p text:style-name="P13"><text:span text:style-name="T9">line</text:span><text:span text:style-name="T8"><text:s/>- Лента машины Тьюринга, пользовательский ввода</text:span></text:p>
      <text:p text:style-name="P13"><text:span text:style-name="T9">state</text:span><text:span text:style-name="T8"><text:s/>- переменная, хранящая текущее состояние машины Тьюринга</text:span></text:p>
      <text:p text:style-name="P13"><text:span text:style-name="T9">value</text:span><text:span text:style-name="T8"><text:s/>- значение текущей ячейки ленты машины Тьюринга</text:span></text:p>
      <text:p text:style-name="P13"><text:span text:style-name="T9">new_value, next_state</text:span><text:span text:style-name="T8"><text:s/>- значение, которое необходимо записать на ленту и следующее состояние, в которое перейдет машина Тьюринга</text:span></text:p>
      <text:p text:style-name="P13"><text:span text:style-name="T9">position</text:span><text:span text:style-name="T8"><text:s/>- текущее положение автомата</text:span></text:p>
      <text:p text:style-name="P13"><text:span text:style-name="T9">move</text:span><text:span text:style-name="T8"><text:s/>- направление движения автомата, сдвиг</text:span></text:p>
      <text:p text:style-name="P13"><text:span text:style-name="T8">Функции:</text:span></text:p>
      <text:p text:style-name="P13"><text:span text:style-name="T9">gen_dic</text:span><text:span text:style-name="T10">()</text:span><text:span text:style-name="T8"><text:s/>- функция генерирует словарь<text:s/></text:span><text:span text:style-name="T9">states</text:span><text:span text:style-name="T8">, как строку и печатает ее в стандартный поток вывода. В ходе работы программы не используется, но использовалась, чтобы создавать сам код программы.</text:span></text:p>
      <text:p text:style-name="P7">Описание состояний машины Тьюринга :</text:p>
      <text:p text:style-name="P14">q1 - начальное состояние, в котором автомат проходит повсей строки до знака '+' или '-', чтобы определить действие: сложение или вычитание.</text:p>
      <text:p text:style-name="P14">q2 - в это состояние автомат переходит в случае выполнения операции сложения. Выбирает следующее состояние в зависимости от второго аргумента.</text:p>
      <text:p text:style-name="P14">q3 - в это состояние автомат переходит в случае, если необходимо прибавить 1.</text:p>
      <text:p text:style-name="P14">q4 - в это состояние автомат переходит в случае, если необходимо прибавить 2.</text:p>
      <text:p text:style-name="P14">q5 - в это состояние автомат переходит в случае выполнения операции вычитания.</text:p>
      <text:p text:style-name="P14">q6 - в это состояние автомат переходит в случае, если необходимо вычесть 1.</text:p>
      <text:p text:style-name="P14">q7 - в это состояние автомат переходит в случае, если необходимо вычесть 2.</text:p>
      <text:p text:style-name="P14">q8 - в это состояние автомат переходит в случае, если необходимо прибавить или вычесть 0. По условию второй аргумент не 0, так что это состояние бесполезное.</text:p>
      <text:p text:style-name="P14">q9 - в это состояние автомат переходит в случае, если при выполнении какой-либо операции ячейка заменена на '0' и операция завершилась. Данное состояние нужно для удаления незначащего нуля с помощью состояния q10</text:p>
      <text:p text:style-name="P14">q10 - в это состояние автомат переходит в случае необходимости удалить незначащий ноль. Удаляет ноль и проверяет, есть ли справа знак '+' или '-'. Если есть, переходит в q11, чтобы вернуть 0.</text:p>
      <text:p text:style-name="P14">q11 - Возвращает 0, если в результате вычитания получается 0.</text:p>
      <text:p text:style-name="P14">qn - терминальное состояние, необходимо только для того, чтобы обозначить завершение работы машины Тьюринга.</text:p>
      <text:p text:style-name="P7">Разработанный программный код см. в приложении А.</text:p>
      <text:h text:outline-level="2" text:style-name="P12">Тестирование.</text:h>
      <text:p text:style-name="P15"><text:span text:style-name="T11">Результаты тестирования представлены в табл. 1.</text:span></text:p>
      <text:p text:style-name="P16">Таблица <text:s/>– Результаты тестирования</text:p>
      <table:table table:style-name="Table2">
        <table:table-column table:style-name="Table2.A"/>
        <table:table-column table:style-name="Table2.B" table:number-columns-repeated="2"/>
        <table:table-row>
          <table:table-cell table:style-name="Table2.A1">
            <text:p text:style-name="P17">№ п/п</text:p>
          </table:table-cell>
          <table:table-cell table:style-name="Table2.A1">
            <text:p text:style-name="P17">Входные данные</text:p>
          </table:table-cell>
          <table:table-cell table:style-name="Table2.A1">
            <text:p text:style-name="P17">Выходные данные</text:p>
          </table:table-cell>
        </table:table-row>
        <table:table-row table:style-name="Table2.2">
          <table:table-cell table:style-name="Table2.A2">
            <text:list text:style-name="L11111" xml:id="list-a4ce81ab-367d-4517-89fc-10d0fa58d339">
              <text:list-item>
                <text:number>1.</text:number>
                <text:p text:style-name="P18">11</text:p>
              </text:list-item>
            </text:list>
          </table:table-cell>
          <table:table-cell table:style-name="Table2.A2">
            <text:p text:style-name="P17"><text:s text:c="2"/>11-2</text:p>
          </table:table-cell>
          <table:table-cell table:style-name="Table2.A2">
            <text:p text:style-name="P17"><text:s text:c="3"/>2-2</text:p>
          </table:table-cell>
        </table:table-row>
        <table:table-row>
          <table:table-cell table:style-name="Table2.A2">
            <text:list text:style-name="L12111" text:continue-list="list-a4ce81ab-367d-4517-89fc-10d0fa58d339" xml:id="list-cbe969b7-f234-4e13-874f-83a9af532ef5">
              <text:list-item>
                <text:number>2.</text:number>
                <text:p text:style-name="P18">22</text:p>
              </text:list-item>
            </text:list>
          </table:table-cell>
          <table:table-cell table:style-name="Table2.A2">
            <text:p text:style-name="P17"><text:s/>100-1</text:p>
          </table:table-cell>
          <table:table-cell table:style-name="Table2.A2">
            <text:p text:style-name="P17"><text:s text:c="2"/>22-1</text:p>
          </table:table-cell>
        </table:table-row>
      </table:table>
      <text:p text:style-name="P7"/>
      <text:h text:outline-level="2" text:style-name="P12">Выводы.</text:h>
      <text:p text:style-name="P13"><text:span text:style-name="T7">Были изучены основные понятия, связанный с машиной Тьюринга.<text:s/></text:span></text:p>
      <text:p text:style-name="P13"><text:span text:style-name="T7">Была разработана программа, моделирующая работу машины Тьюринга. Для хранения таблицы значений использовался словарь словарей</text:span><text:span text:style-name="T12">.</text:span></text:p>
      <text:h text:outline-level="1" text:style-name="P19">Приложение А<text:line-break/>Исходный код программы</text:h>
      <text:p text:style-name="P20"><text:span text:style-name="T13">Название файла:<text:s/></text:span><text:span text:style-name="T14">main.py</text:span></text:p>
      <text:p text:style-name="P7"><text:span text:style-name="T15">def gen_dic(n):</text:span></text:p>
      <text:p text:style-name="P7"><text:span text:style-name="T15"><text:s text:c="4"/>print("states = {", end='')</text:span></text:p>
      <text:p text:style-name="P7"><text:span text:style-name="T15"><text:s text:c="4"/>for i in range(n):</text:span></text:p>
      <text:p text:style-name="P7"><text:span text:style-name="T15"><text:s text:c="8"/>print(</text:span></text:p>
      <text:p text:style-name="P7"><text:span text:style-name="T15"><text:s text:c="12"/>"""</text:span></text:p>
      <text:p text:style-name="P7"><text:span text:style-name="T15"><text:s text:c="4"/>'q{}': {{</text:span></text:p>
      <text:p text:style-name="P7"><text:span text:style-name="T15"><text:s text:c="8"/>'0': ('0', 0, 'q{}'),</text:span></text:p>
      <text:p text:style-name="P7"><text:span text:style-name="T15"><text:s text:c="8"/>'1': ('1', 0, 'q{}'),</text:span></text:p>
      <text:p text:style-name="P7"><text:span text:style-name="T15"><text:s text:c="8"/>'2': ('2', 0, 'q{}'),</text:span></text:p>
      <text:p text:style-name="P7"><text:span text:style-name="T15"><text:s text:c="8"/>' ': (' ', 0, 'q{}'),</text:span></text:p>
      <text:p text:style-name="P7"><text:span text:style-name="T15"><text:s text:c="8"/>'+': ('+', 0, 'q{}'),</text:span></text:p>
      <text:p text:style-name="P7"><text:span text:style-name="T15"><text:s text:c="8"/>'-': ('-', 0, 'q{}'),</text:span></text:p>
      <text:p text:style-name="P7"><text:span text:style-name="T15"><text:s text:c="4"/>}},""".format(i, i, i, i, i, i, i)</text:span></text:p>
      <text:p text:style-name="P7"><text:span text:style-name="T15"><text:s text:c="8"/>)</text:span></text:p>
      <text:p text:style-name="P7"><text:span text:style-name="T15"><text:s text:c="4"/>print("}")</text:span></text:p>
      <text:p text:style-name="P7"/>
      <text:p text:style-name="P7"/>
      <text:p text:style-name="P7"><text:span text:style-name="T15">states = {</text:span></text:p>
      <text:p text:style-name="P7"><text:span text:style-name="T15"><text:s text:c="4"/># reading until '+' or '-'</text:span></text:p>
      <text:p text:style-name="P7"><text:span text:style-name="T15"><text:s text:c="4"/>'q1': {</text:span></text:p>
      <text:p text:style-name="P7"><text:span text:style-name="T15"><text:s text:c="8"/>'0': ('0', 1, 'q1'),</text:span></text:p>
      <text:p text:style-name="P7"><text:span text:style-name="T15"><text:s text:c="8"/>'1': ('1', 1, 'q1'),</text:span></text:p>
      <text:p text:style-name="P7"><text:span text:style-name="T15"><text:s text:c="8"/>'2': ('2', 1, 'q1'),</text:span></text:p>
      <text:p text:style-name="P7"><text:span text:style-name="T15"><text:s text:c="8"/>' ': (' ', 1, 'q1'),</text:span></text:p>
      <text:p text:style-name="P7"><text:span text:style-name="T15"><text:s text:c="8"/>'+': ('+', 1, 'q2'),</text:span></text:p>
      <text:p text:style-name="P7"><text:span text:style-name="T15"><text:s text:c="8"/>'-': ('-', 1, 'q5'),</text:span></text:p>
      <text:p text:style-name="P7"><text:span text:style-name="T15"><text:s text:c="4"/>},</text:span></text:p>
      <text:p text:style-name="P7"/>
      <text:p text:style-name="P7"><text:span text:style-name="T15"><text:s text:c="4"/># reading second arg for sum</text:span></text:p>
      <text:p text:style-name="P7"><text:span text:style-name="T15"><text:s text:c="4"/>'q2': {</text:span></text:p>
      <text:p text:style-name="P7"><text:span text:style-name="T15"><text:s text:c="8"/>'0': ('0', -1, 'q8'),</text:span></text:p>
      <text:p text:style-name="P7"><text:span text:style-name="T15"><text:s text:c="8"/>'1': ('1', -1, 'q3'),</text:span></text:p>
      <text:p text:style-name="P7"><text:span text:style-name="T15"><text:s text:c="8"/>'2': ('2', -1, 'q4'),</text:span></text:p>
      <text:p text:style-name="P7"><text:span text:style-name="T15"><text:s text:c="4"/>},</text:span></text:p>
      <text:p text:style-name="P7"><text:span text:style-name="T15"><text:s text:c="4"/># +1</text:span></text:p>
      <text:p text:style-name="P7"><text:span text:style-name="T15"><text:s text:c="4"/>'q3': {</text:span></text:p>
      <text:p text:style-name="P7"><text:span text:style-name="T15"><text:s text:c="8"/>'0': ('1', 0, 'qn'),</text:span></text:p>
      <text:p text:style-name="P7"><text:span text:style-name="T15"><text:s text:c="8"/>'1': ('2', 0, 'qn'),</text:span></text:p>
      <text:p text:style-name="P7"><text:span text:style-name="T15"><text:s text:c="8"/>'2': ('0', -1, 'q3'),</text:span></text:p>
      <text:p text:style-name="P7"><text:span text:style-name="T15"><text:s text:c="8"/>' ': ('1', 0, 'qn'),</text:span></text:p>
      <text:p text:style-name="P7"><text:span text:style-name="T15"><text:s text:c="8"/>'+': ('+', -1, 'q3'),</text:span></text:p>
      <text:p text:style-name="P7"><text:span text:style-name="T15"><text:s text:c="4"/>},</text:span></text:p>
      <text:p text:style-name="P7"><text:span text:style-name="T15"><text:s text:c="4"/># +2</text:span></text:p>
      <text:p text:style-name="P7"><text:span text:style-name="T15"><text:s text:c="4"/>'q4': {</text:span></text:p>
      <text:p text:style-name="P7"><text:span text:style-name="T15"><text:s text:c="8"/>'0': ('2', 0, 'qn'),</text:span></text:p>
      <text:p text:style-name="P7"><text:span text:style-name="T15"><text:s text:c="8"/>'1': ('0', -1, 'q3'),</text:span></text:p>
      <text:p text:style-name="P7"><text:span text:style-name="T15"><text:s text:c="8"/>'2': ('1', -1, 'q3'),</text:span></text:p>
      <text:p text:style-name="P7"><text:span text:style-name="T15"><text:s text:c="8"/>' ': ('2', 0, 'qn'),</text:span></text:p>
      <text:p text:style-name="P7"><text:span text:style-name="T15"><text:s text:c="8"/>'+': ('+', -1, 'q4'),</text:span></text:p>
      <text:p text:style-name="P7"><text:span text:style-name="T15"><text:s text:c="4"/>},</text:span></text:p>
      <text:p text:style-name="P7"/>
      <text:p text:style-name="P7"><text:span text:style-name="T15"><text:s text:c="4"/># reading second arg for dif</text:span></text:p>
      <text:p text:style-name="P7"><text:span text:style-name="T15"><text:s text:c="4"/>'q5': {</text:span></text:p>
      <text:p text:style-name="P7"><text:span text:style-name="T15"><text:s text:c="8"/>'0': ('0', -1, 'q8'),</text:span></text:p>
      <text:p text:style-name="P7"><text:span text:style-name="T15"><text:s text:c="8"/>'1': ('1', -1, 'q6'),</text:span></text:p>
      <text:p text:style-name="P7"><text:span text:style-name="T15"><text:s text:c="8"/>'2': ('2', -1, 'q7'),</text:span></text:p>
      <text:p text:style-name="P7"><text:span text:style-name="T15"><text:s text:c="4"/>},</text:span></text:p>
      <text:p text:style-name="P7"><text:span text:style-name="T15"><text:s text:c="4"/># -1</text:span></text:p>
      <text:p text:style-name="P7"><text:span text:style-name="T15"><text:s text:c="4"/>'q6': {</text:span></text:p>
      <text:p text:style-name="P7"><text:span text:style-name="T15"><text:s text:c="8"/>'0': ('2', -1, 'q6'),</text:span></text:p>
      <text:p text:style-name="P7"><text:span text:style-name="T15"><text:s text:c="8"/>'1': ('0', -1, 'q9'),</text:span></text:p>
      <text:p text:style-name="P7"><text:span text:style-name="T15"><text:s text:c="8"/>'2': ('1', 0, 'qn'),</text:span></text:p>
      <text:p text:style-name="P7"><text:span text:style-name="T15"><text:s text:c="8"/>'-': ('-', -1, 'q6'),</text:span></text:p>
      <text:p text:style-name="P7"><text:span text:style-name="T15"><text:s text:c="4"/>},</text:span></text:p>
      <text:p text:style-name="P7"><text:span text:style-name="T15"><text:s text:c="4"/># -2</text:span></text:p>
      <text:p text:style-name="P7"><text:span text:style-name="T15"><text:s text:c="4"/>'q7': {</text:span></text:p>
      <text:p text:style-name="P7"><text:span text:style-name="T15"><text:s text:c="8"/>'0': ('1', -1, 'q6'),</text:span></text:p>
      <text:p text:style-name="P7"><text:span text:style-name="T15"><text:s text:c="8"/>'1': ('2', -1, 'q6'),</text:span></text:p>
      <text:p text:style-name="P7"><text:span text:style-name="T15"><text:s text:c="8"/>'2': ('0', -1, 'q9'),</text:span></text:p>
      <text:p text:style-name="P7"><text:span text:style-name="T15"><text:s text:c="8"/>'-': ('-', -1, 'q7'),</text:span></text:p>
      <text:p text:style-name="P7"><text:span text:style-name="T15"><text:s text:c="4"/>},</text:span></text:p>
      <text:p text:style-name="P7"/>
      <text:p text:style-name="P7"><text:span text:style-name="T15"><text:s text:c="4"/># remove +- if arg is 0</text:span></text:p>
      <text:p text:style-name="P7"><text:span text:style-name="T15"><text:s text:c="4"/># +-0</text:span></text:p>
      <text:p text:style-name="P7"><text:span text:style-name="T15"><text:s text:c="4"/>'q8': {</text:span></text:p>
      <text:p text:style-name="P7"><text:span text:style-name="T15"><text:s text:c="8"/>'+': ('+', 0, 'qn'),</text:span></text:p>
      <text:p text:style-name="P7"><text:span text:style-name="T15"><text:s text:c="8"/>'-': ('-', 0, 'qn'),</text:span></text:p>
      <text:p text:style-name="P7"><text:span text:style-name="T15"><text:s text:c="4"/>},</text:span></text:p>
      <text:p text:style-name="P7"/>
      <text:p text:style-name="P7"><text:span text:style-name="T15"><text:s text:c="4"/># delete 0</text:span></text:p>
      <text:p text:style-name="P7"><text:span text:style-name="T15"><text:s text:c="4"/>'q9': {</text:span></text:p>
      <text:p text:style-name="P7"><text:span text:style-name="T15"><text:s text:c="8"/>'0': ('0', 0, 'qn'),</text:span></text:p>
      <text:p text:style-name="P7"><text:span text:style-name="T15"><text:s text:c="8"/>'1': ('1', 0, 'qn'),</text:span></text:p>
      <text:p text:style-name="P7"><text:span text:style-name="T15"><text:s text:c="8"/>'2': ('2', 0, 'qn'),</text:span></text:p>
      <text:p text:style-name="P7"><text:span text:style-name="T15"><text:s text:c="8"/>' ': (' ', +1, 'q10'),</text:span></text:p>
      <text:p text:style-name="P7"><text:span text:style-name="T15"><text:s text:c="4"/>},</text:span></text:p>
      <text:p text:style-name="P7"><text:span text:style-name="T15"><text:s text:c="4"/>'q10': {</text:span></text:p>
      <text:p text:style-name="P7"><text:span text:style-name="T15"><text:s text:c="8"/>'0': (' ', 1, 'q10'),</text:span></text:p>
      <text:p text:style-name="P7"><text:span text:style-name="T15"><text:s text:c="8"/>'1': ('1', 0, 'qn'),</text:span></text:p>
      <text:p text:style-name="P7"><text:span text:style-name="T15"><text:s text:c="8"/>'2': ('2', 0, 'qn'),</text:span></text:p>
      <text:p text:style-name="P7"><text:span text:style-name="T15"><text:s text:c="8"/>'+': ('+', -1, 'q11'),</text:span></text:p>
      <text:p text:style-name="P7"><text:span text:style-name="T15"><text:s text:c="8"/>'-': ('-', -1, 'q11'),</text:span></text:p>
      <text:p text:style-name="P7"><text:span text:style-name="T15"><text:s text:c="4"/>},</text:span></text:p>
      <text:p text:style-name="P7"><text:span text:style-name="T15"><text:s text:c="4"/>'q11': {</text:span></text:p>
      <text:p text:style-name="P7"><text:span text:style-name="T15"><text:s text:c="8"/>' ': ('0', 0, 'qn'),</text:span></text:p>
      <text:p text:style-name="P7"><text:span text:style-name="T15"><text:s text:c="4"/>},</text:span></text:p>
      <text:p text:style-name="P7"/>
      <text:p text:style-name="P7"><text:span text:style-name="T15"><text:s text:c="4"/># terminal state</text:span></text:p>
      <text:p text:style-name="P7"><text:span text:style-name="T15"><text:s text:c="4"/>'qn': {}</text:span></text:p>
      <text:p text:style-name="P7"><text:span text:style-name="T15">}</text:span></text:p>
      <text:p text:style-name="P7"/>
      <text:p text:style-name="P7"/>
      <text:p text:style-name="P7"><text:span text:style-name="T15">def main():</text:span></text:p>
      <text:p text:style-name="P7"><text:span text:style-name="T15"><text:s text:c="4"/>line = list(' '*2 + input() + ' '*2)</text:span></text:p>
      <text:p text:style-name="P7"><text:span text:style-name="T15"><text:s text:c="4"/>position = 0</text:span></text:p>
      <text:p text:style-name="P7"><text:span text:style-name="T15"><text:s text:c="4"/>state = 'q1'</text:span></text:p>
      <text:p text:style-name="P7"><text:span text:style-name="T15"><text:s text:c="4"/>while state != 'qn':</text:span></text:p>
      <text:p text:style-name="P7"><text:span text:style-name="T15"><text:s text:c="8"/>value = line[position]</text:span></text:p>
      <text:p text:style-name="P7"><text:span text:style-name="T15"><text:s text:c="8"/>new_value, move, next_state = states[state][value]</text:span></text:p>
      <text:p text:style-name="P7"><text:span text:style-name="T15"><text:s text:c="8"/>line[position], state = new_value, next_state</text:span></text:p>
      <text:p text:style-name="P7"><text:span text:style-name="T15"><text:s text:c="8"/>position += move</text:span></text:p>
      <text:p text:style-name="P7"><text:span text:style-name="T15"><text:s text:c="8"/>if position &lt; 0:</text:span></text:p>
      <text:p text:style-name="P7"><text:span text:style-name="T15"><text:s text:c="12"/>raise IndexError('string index out of range')</text:span></text:p>
      <text:p text:style-name="P7"><text:span text:style-name="T15"><text:s text:c="4"/>print(''.join(line[2:-2]))</text:span></text:p>
      <text:p text:style-name="P7"/>
      <text:p text:style-name="P7"/>
      <text:p text:style-name="P7"><text:span text:style-name="T15">main(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hyphenation-ladder-count="no-limit" fo:orphans="2" fo:widows="2" style:line-break="strict" style:punctuation-wrap="hanging" style:tab-stop-distance="35.404785744200005pt" style:text-autospace="ideograph-alpha" style:writing-mode="lr"/>
      <style:text-properties fo:country="RU" fo:font-family="Liberation Serif" fo:font-size="12.000000000000000pt" fo:hyphenate="false" fo:hyphenation-push-char-count="2" fo:hyphenation-remain-char-count="2" fo:language="ru" style:letter-kerning="true" style:use-window-font-color="true"/>
    </style:default-style>
    <style:style style:name="Contents_209" style:display-name="Contents 9" style:family="paragraph">
      <style:paragraph-properties fo:margin-left="64.000000000000000pt"/>
    </style:style>
    <style:style style:name="_D0_9B_D0_B8_D1_81_D1_82_D0_B8_D0_BD_D0_B3" style:display-name="Листинг" style:family="paragraph">
      <style:paragraph-properties fo:line-height="100%"/>
      <style:text-properties fo:font-family="Courier New" fo:font-size="11.000000000000000pt" style:font-family-generic="modern" style:font-pitch="fixed"/>
    </style:style>
    <style:style style:name="Caption" style:display-name="Caption" style:family="paragraph">
      <style:paragraph-properties fo:margin-bottom="6.009459229600000pt" fo:margin-top="6.009459229600000pt" text:line-number="0" text:number-lines="false"/>
      <style:text-properties fo:font-size="12.000000000000000pt" fo:font-style="italic"/>
    </style:style>
    <style:style style:name="Index" style:display-name="Index" style:family="paragraph">
      <style:paragraph-properties text:line-number="0" text:number-lines="false"/>
    </style:style>
    <style:style style:name="Footer" style:display-name="Footer" style:family="paragraph">
      <style:paragraph-properties text:line-number="0" text:number-lines="false">
        <style:tab-stops>
          <style:tab-stop style:position="233.85867285000pt" style:type="center" style:leader-type="none" style:leader-style="none" style:leader-width="auto" style:leader-color="font-color"/>
          <style:tab-stop style:position="467.74569220580pt" style:type="right" style:leader-type="none" style:leader-style="none" style:leader-width="auto" style:leader-color="font-color"/>
        </style:tab-stops>
      </style:paragraph-properties>
    </style:style>
    <style:style style:name="Bibliography_20custom1" style:display-name="Bibliography custom1" style:family="paragraph"/>
    <style:style style:name="Bibliography_20www" style:display-name="Bibliography www" style:family="paragraph"/>
    <style:style style:name="Bibliography_20custom3" style:display-name="Bibliography custom3" style:family="paragraph"/>
    <style:style style:name="Bibliography_20custom2" style:display-name="Bibliography custom2" style:family="paragraph"/>
    <style:style style:name="Bibliography_20custom5" style:display-name="Bibliography custom5" style:family="paragraph"/>
    <style:style style:name="Bibliography_20custom4" style:display-name="Bibliography custom4" style:family="paragraph"/>
    <style:style style:name="Endnote" style:display-name="Endnote" style:family="paragraph" style:next-style-name=""/>
    <style:style style:name="Footnote" style:display-name="Footnote" style:family="paragraph" style:next-style-name=""/>
    <style:style style:name="A1" style:display-name="A1" style:family="paragraph">
      <style:paragraph-properties fo:hyphenation-ladder-count="no-limit" fo:orphans="2" fo:widows="2" style:line-break="strict" style:punctuation-wrap="hanging" style:tab-stop-distance="35.404785744200005pt" style:text-autospace="ideograph-alpha" style:writing-mode="lr"/>
      <style:text-properties fo:country="RU" fo:font-family="Liberation Serif" fo:font-size="12.000000000000000pt" fo:hyphenate="false" fo:hyphenation-push-char-count="2" fo:hyphenation-remain-char-count="2" fo:language="ru" style:letter-kerning="true" style:use-window-font-color="true"/>
    </style:style>
    <style:style style:name="Bibliography_20book" style:display-name="Bibliography book" style:family="paragraph"/>
    <style:style style:name="Bibliography_20article" style:display-name="Bibliography article" style:family="paragraph"/>
    <style:style style:name="Bibliography_20conference" style:display-name="Bibliography conference" style:family="paragraph"/>
    <style:style style:name="Bibliography_20booklet" style:display-name="Bibliography booklet" style:family="paragraph"/>
    <style:style style:name="Bibliography_20inbook" style:display-name="Bibliography inbook" style:family="paragraph"/>
    <style:style style:name="Bibliography_20email" style:display-name="Bibliography email" style:family="paragraph"/>
    <style:style style:name="Bibliography_20inproceedings" style:display-name="Bibliography inproceedings" style:family="paragraph"/>
    <style:style style:name="Bibliography_20incollection" style:display-name="Bibliography incollection" style:family="paragraph"/>
    <style:style style:name="Heading_201" style:default-outline-level="1" style:display-name="Heading 1" style:family="paragraph" style:next-style-name="Text_20body">
      <style:paragraph-properties fo:margin="0.000000000000000pt" fo:text-align="center" fo:text-indent="0.000000000000000pt" style:auto-text-indent="false" style:justify-single-word="false" style:page-number="auto"/>
      <style:text-properties fo:font-family="Times New Roman" fo:font-size="14.000000000000000pt" fo:font-style="normal" fo:font-weight="bold" fo:text-transform="uppercase" style:font-family-generic="roman" style:font-pitch="variable"/>
    </style:style>
    <style:style style:name="Bibliography_20manual" style:display-name="Bibliography manual" style:family="paragraph"/>
    <style:style style:name="Table_20Grid" style:display-name="Table Grid" style:family="paragraph">
      <style:paragraph-properties fo:orphans="2" fo:text-align="start" fo:widows="2" style:justify-single-word="false" style:vertical-align="auto"/>
      <style:text-properties fo:country="RU" fo:font-family="Calibri" fo:font-size="10.000000000000000pt" fo:language="ru" style:font-family-generic="roman" style:font-pitch="variable"/>
    </style:style>
    <style:style style:name="Bibliography_20journal" style:display-name="Bibliography journal" style:family="paragraph"/>
    <style:style style:name="Table_20Contents" style:display-name="Table Contents" style:family="paragraph">
      <style:paragraph-properties text:line-number="0" text:number-lines="false"/>
    </style:style>
    <style:style style:name="Bibliography_20misc" style:display-name="Bibliography misc" style:family="paragraph"/>
    <style:style style:name="Drawing" style:display-name="Drawing" style:family="paragraph">
      <style:paragraph-properties fo:line-height="100%" fo:margin="0.000000000000000pt" fo:text-align="center" fo:text-indent="0.000000000000000pt" style:auto-text-indent="false" style:justify-single-word="false"/>
      <style:text-properties fo:font-size="14.000000000000000pt" fo:font-style="normal"/>
    </style:style>
    <style:style style:name="Bibliography_20mastersthesis" style:display-name="Bibliography mastersthesis" style:family="paragraph"/>
    <style:style style:name="Table_20Heading" style:display-name="Table Heading" style:family="paragraph">
      <style:paragraph-properties fo:text-align="center" style:justify-single-word="false" text:line-number="0" text:number-lines="false"/>
      <style:text-properties fo:font-weight="bold"/>
    </style:style>
    <style:style style:name="Bibliography_20proceedings" style:display-name="Bibliography proceedings" style:family="paragraph"/>
    <style:style style:name="Standard" style:display-name="Standard" style:family="paragraph">
      <style:paragraph-properties fo:line-height="150%" fo:margin-left="0.000000000000000pt" fo:margin-right="0.000000000000000pt" fo:orphans="2" fo:text-align="justify" fo:text-indent="35.461478755799995pt" fo:widows="2" style:auto-text-indent="false" style:justify-single-word="false" style:page-number="auto"/>
      <style:text-properties fo:font-family="Times New Roman" fo:font-size="14.000000000000000pt" style:font-family-generic="roman" style:font-pitch="variable"/>
    </style:style>
    <style:style style:name="Bibliography_20phdthesis" style:display-name="Bibliography phdthesis" style:family="paragraph"/>
    <style:style style:name="List" style:display-name="List" style:family="paragraph"/>
    <style:style style:name="Bibliography_20unpublished" style:display-name="Bibliography unpublished" style:family="paragraph"/>
    <style:style style:name="Times14__D0_A0_D0_98_D0_9E2" style:display-name="Times14_РИО2" style:family="paragraph">
      <style:paragraph-properties fo:line-height="130%" fo:margin-left="0.000000000000000pt" fo:margin-right="0.000000000000000pt" fo:orphans="2" fo:text-align="justify" fo:text-indent="35.461478755799995pt" fo:widows="2" style:auto-text-indent="false" style:justify-single-word="false" style:vertical-align="auto">
        <style:tab-stops>
          <style:tab-stop style:position="35.46147875580pt" style:type="left" style:leader-type="none" style:leader-style="none" style:leader-width="auto" style:leader-color="font-color"/>
        </style:tab-stops>
      </style:paragraph-properties>
      <style:text-properties fo:country="RU" fo:font-size="14.000000000000000pt" fo:language="ru"/>
    </style:style>
    <style:style style:name="Bibliography_20techreport" style:display-name="Bibliography techreport" style:family="paragraph"/>
    <style:style style:name="Text_20body" style:display-name="Text body" style:family="paragraph">
      <style:paragraph-properties fo:line-height="150%" fo:margin-bottom="0.000000000000000pt" fo:margin-top="0.000000000000000pt" fo:text-align="justify" style:justify-single-word="false" style:page-number="auto"/>
    </style:style>
    <style:style style:name="Heading_203" style:default-outline-level="3" style:display-name="Heading 3" style:family="paragraph" style:next-style-name="Text_20body">
      <style:paragraph-properties fo:margin="0.000000000000000pt" fo:text-align="justify" fo:text-indent="35.461478755799995pt" style:auto-text-indent="false" style:justify-single-word="false" style:page-number="auto"/>
      <style:text-properties fo:font-family="Times New Roman" fo:font-size="14.000000000000000pt" fo:font-style="italic" fo:font-weight="bold" style:font-family-generic="roman" style:font-pitch="variable"/>
    </style:style>
    <style:style style:name="Heading_202" style:default-outline-level="2" style:display-name="Heading 2" style:family="paragraph" style:next-style-name="Text_20body">
      <style:paragraph-properties fo:margin="0.000000000000000pt" fo:text-align="justify" fo:text-indent="35.461478755799995pt" style:auto-text-indent="false" style:justify-single-word="false" style:page-number="auto"/>
      <style:text-properties fo:font-family="Times New Roman" fo:font-size="14.000000000000000pt" fo:font-weight="bold" style:font-family-generic="roman" style:font-pitch="variable"/>
    </style:style>
    <style:style style:name="Frame_20contents" style:display-name="Frame contents" style:family="paragraph"/>
    <style:style style:name="Table" style:display-name="Table" style:family="paragraph">
      <style:paragraph-properties fo:line-height="100%" fo:margin="0.000000000000000pt" fo:text-align="start" fo:text-indent="0.000000000000000pt" style:auto-text-indent="false" style:justify-single-word="false" style:page-number="auto"/>
      <style:text-properties fo:font-size="14.000000000000000pt" fo:font-style="normal"/>
    </style:style>
    <style:style style:name="DocumentMap" style:display-name="DocumentMap" style:family="paragraph">
      <style:paragraph-properties fo:orphans="2" fo:text-align="start" fo:widows="2" style:justify-single-word="false" style:vertical-align="auto" style:writing-mode="lr"/>
      <style:text-properties fo:country="RU" fo:font-family="Calibri" fo:font-size="10.000000000000000pt" fo:language="ru" style:font-family-generic="roman" style:font-pitch="variable"/>
    </style:style>
    <style:style style:name="Contents_202" style:display-name="Contents 2" style:family="paragraph">
      <style:paragraph-properties fo:margin-left="8.000000000000000pt"/>
    </style:style>
    <style:style style:name="Heading" style:display-name="Heading" style:family="paragraph" style:next-style-name="Text_20body">
      <style:paragraph-properties fo:keep-with-next="always" fo:margin-bottom="6.009459229600000pt" fo:margin-top="11.990571953400000pt"/>
      <style:text-properties fo:font-family="Liberation Sans" fo:font-size="14.000000000000000pt" style:font-family-generic="swiss" style:font-pitch="variable"/>
    </style:style>
    <style:style style:name="Contents_201" style:display-name="Contents 1" style:family="paragraph">
      <style:paragraph-properties fo:margin-left="0.000000000000000pt"/>
    </style:style>
    <style:style style:name="Contents_204" style:display-name="Contents 4" style:family="paragraph">
      <style:paragraph-properties fo:margin-left="24.000000000000000pt"/>
    </style:style>
    <style:style style:name="Contents_203" style:display-name="Contents 3" style:family="paragraph">
      <style:paragraph-properties fo:margin-left="16.000000000000000pt"/>
    </style:style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Contents_2010" style:display-name="Contents 10" style:family="paragraph">
      <style:paragraph-properties fo:margin-left="72.000000000000000pt"/>
    </style:style>
    <style:style style:name="Footnote_20anchor" style:display-name="Footnote anchor" style:family="text">
      <style:text-properties style:text-position="super"/>
    </style:style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style:style style:name="Numbering_20Symbols" style:display-name="Numbering Symbols" style:family="text"/>
    <style:style style:name="Book_20Title" style:display-name="Book Title" style:family="text">
      <style:text-properties fo:font-variant="small-caps" fo:font-weight="bold" fo:letter-spacing="0.255118552200000pt"/>
    </style:style>
    <style:style style:name="Default_20Paragraph_20Font" style:display-name="Default Paragraph Font" style:family="text"/>
    <style:style style:name="ListLabel_207" style:display-name="ListLabel 7" style:family="text"/>
    <style:style style:name="ListLabel_202" style:display-name="ListLabel 2" style:family="text"/>
    <style:style style:name="ListLabel_201" style:display-name="ListLabel 1" style:family="text">
      <style:text-properties fo:font-family="Times New Roman" fo:font-size="12.000000000000000pt" style:font-family-generic="roman" style:font-pitch="variable"/>
    </style:style>
    <style:style style:name="ListLabel_203" style:display-name="ListLabel 3" style:family="text"/>
    <style:style style:name="ListLabel_206" style:display-name="ListLabel 6" style:family="text"/>
    <style:style style:name="ListLabel_209" style:display-name="ListLabel 9" style:family="text"/>
    <style:style style:name="ListLabel_205" style:display-name="ListLabel 5" style:family="text"/>
    <style:style style:name="Times14__D0_A0_D0_98_D0_9E2_20_D0_97_D0_BD_D0_B0_D0_BA" style:display-name="Times14_РИО2 Знак" style:family="text">
      <style:text-properties fo:font-family="Times New Roman" fo:font-size="12.000000000000000pt" style:font-family-generic="roman" style:font-pitch="variable"/>
    </style:style>
    <style:style style:name="ListLabel_208" style:display-name="ListLabel 8" style:family="text"/>
    <style:style style:name="ListLabel_204" style:display-name="ListLabel 4" style:family="text"/>
    <style:style style:name="_D0_A2_D0_B5_D0_BA_D1_81_D1_82_D0_A0_D0_B0_D0_B7_D0_B4_D0_B5_D0_BB_D0_BE_D0_B2_20_D0_97_D0_BD_D0_B0_D0_BA" style:display-name="ТекстРазделов Знак" style:family="text">
      <style:text-properties fo:font-family="Times New Roman" fo:font-size="14.000000000000000pt" style:font-family-generic="roman" style:font-pitch="variable"/>
    </style:style>
    <style:style style:name="Footnote_20Symbol" style:display-name="Footnote Symbol" style:family="text"/>
    <text:list-style style:name="L14" style:display-name="L14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list-style style:name="WWNum1" style:display-name="WWNum1">
      <text:list-level-style-number text:start-value="1" text:display-levels="1" style:num-suffix="." style:num-format="1" text:style-name="ListLabel_201" text:level="1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36.00006236600pt"/>
        </style:list-level-properties>
      </text:list-level-style-number>
      <text:list-level-style-number text:start-value="1" text:display-levels="1" style:num-suffix="." style:num-format="a" text:style-name="ListLabel_202" text:level="2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72.00012473200pt"/>
        </style:list-level-properties>
      </text:list-level-style-number>
      <text:list-level-style-number text:start-value="1" text:display-levels="1" style:num-suffix="." style:num-format="i" text:style-name="ListLabel_203" text:level="3">
        <style:list-level-properties text:list-level-position-and-space-mode="label-alignment" fo:text-align="end">
          <style:list-level-label-alignment text:label-followed-by="listtab" text:list-tab-stop-position="0.00000000000pt" fo:text-indent="-9.01418884440pt" fo:margin-left="108.00018709800pt"/>
        </style:list-level-properties>
      </text:list-level-style-number>
      <text:list-level-style-number text:start-value="1" text:display-levels="1" style:num-suffix="." style:num-format="1" text:style-name="ListLabel_204" text:level="4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144.00024946400pt"/>
        </style:list-level-properties>
      </text:list-level-style-number>
      <text:list-level-style-number text:start-value="1" text:display-levels="1" style:num-suffix="." style:num-format="a" text:style-name="ListLabel_205" text:level="5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180.00031183000pt"/>
        </style:list-level-properties>
      </text:list-level-style-number>
      <text:list-level-style-number text:start-value="1" text:display-levels="1" style:num-suffix="." style:num-format="i" text:style-name="ListLabel_206" text:level="6">
        <style:list-level-properties text:list-level-position-and-space-mode="label-alignment" fo:text-align="end">
          <style:list-level-label-alignment text:label-followed-by="listtab" text:list-tab-stop-position="0.00000000000pt" fo:text-indent="-9.01418884440pt" fo:margin-left="216.00037419600pt"/>
        </style:list-level-properties>
      </text:list-level-style-number>
      <text:list-level-style-number text:start-value="1" text:display-levels="1" style:num-suffix="." style:num-format="1" text:style-name="ListLabel_207" text:level="7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252.00043656200pt"/>
        </style:list-level-properties>
      </text:list-level-style-number>
      <text:list-level-style-number text:start-value="1" text:display-levels="1" style:num-suffix="." style:num-format="a" text:style-name="ListLabel_208" text:level="8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288.00049892800pt"/>
        </style:list-level-properties>
      </text:list-level-style-number>
      <text:list-level-style-number text:start-value="1" text:display-levels="1" style:num-suffix="." style:num-format="i" text:style-name="ListLabel_209" text:level="9">
        <style:list-level-properties text:list-level-position-and-space-mode="label-alignment" fo:text-align="end">
          <style:list-level-label-alignment text:label-followed-by="listtab" text:list-tab-stop-position="0.00000000000pt" fo:text-indent="-9.01418884440pt" fo:margin-left="324.00056129400pt"/>
        </style:list-level-properties>
      </text:list-level-style-number>
      <text:list-level-style-number text:start-value="1" text:display-levels="1" style:num-suffix="." style:num-format="1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outline-style style:name="Outline">
      <text:outline-level-style text:start-value="1" text:display-levels="1" style:num-format="1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2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3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4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5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6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7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8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9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10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Footer" style:family="paragraph">
      <style:paragraph-properties fo:hyphenation-ladder-count="no-limit" fo:line-height="150%" fo:margin-left="0.000000000000000pt" fo:margin-right="0.000000000000000pt" fo:orphans="2" fo:text-align="end" fo:text-indent="35.461478755799995pt" fo:widows="2" style:auto-text-indent="false" style:justify-single-word="false" style:line-break="strict" style:page-number="auto" style:punctuation-wrap="hanging" style:tab-stop-distance="35.404785744200005pt" style:text-autospace="ideograph-alpha" style:writing-mode="lr"/>
      <style:text-properties fo:country="RU" fo:font-family="Times New Roman" fo:font-size="14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304968305800003pt" style:print-orientation="portrait"/>
    </style:page-layout>
    <style:page-layout style:name="pm2" style:page-usage="all">
      <style:page-layout-properties calligra:specialborder-bottom="none" calligra:specialborder-left="none" calligra:specialborder-right="none" calligra:specialborder-top="none" fo:border="0pt none #000000" fo:margin-bottom="56.693011599999998pt" fo:margin-left="85.039517399999994pt" fo:margin-right="42.491412194200002pt" fo:margin-top="56.693011599999998pt" fo:padding="0.000000000000000pt" fo:page-height="841.891222259999950pt" fo:page-width="595.304968305800003pt" style:print-orientation="portrait"/>
      <style:footer-style>
        <style:header-footer-properties fo:min-height="0.00000000000pt" fo:margin-top="14.14490639420pt" style:dynamic-spacing="false"/>
      </style:footer-style>
    </style:page-layout>
  </office:automatic-styles>
  <office:master-styles>
    <style:master-page style:name="First_20_Page" style:display-name="First Page" style:next-style-name="Standard" style:page-layout-name="pm1"/>
    <style:master-page style:name="Index" style:page-layout-name="pm1"/>
    <style:master-page style:name="Standard" style:display-name="Default" style:page-layout-name="pm2">
      <style:footer>
        <text:p text:style-name="P1"><text:span text:style-name="T1"><text:page-number text:select-page="current" style:num-format="1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35</meta:editing-cycles>
    <dc:date>2019-10-22T23:20:44</dc:date>
    <meta:creation-date>2018-10-16T14:07:55.262000000</meta:creation-date>
    <dc:creator>ICE_Jack</dc:creator>
  </office:meta>
</office:document-meta>
</file>